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ee00" officeooo:paragraph-rsid="0006ee00" style:font-size-asian="14pt" style:font-size-complex="14pt"/>
    </style:style>
    <style:style style:name="P2" style:family="paragraph" style:parent-style-name="Standard">
      <style:text-properties fo:font-size="14pt" officeooo:rsid="0006ee00" officeooo:paragraph-rsid="0008132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6ee00" officeooo:paragraph-rsid="0008132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132c" officeooo:paragraph-rsid="0008132c" style:font-size-asian="14pt" style:font-size-complex="14pt"/>
    </style:style>
    <style:style style:name="P5" style:family="paragraph" style:parent-style-name="Standard">
      <style:text-properties fo:font-size="16pt" fo:font-weight="bold" officeooo:rsid="0006ee00" officeooo:paragraph-rsid="0006ee00" style:font-size-asian="16pt" style:font-weight-asian="bold" style:font-size-complex="16pt" style:font-weight-complex="bold"/>
    </style:style>
    <style:style style:name="T1" style:family="text">
      <style:text-properties officeooo:rsid="000813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32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ING METHODS:</text:p>
      <text:p text:style-name="P1"/>
      <text:p text:style-name="P1"/>
      <text:p text:style-name="P1">//string methods</text:p>
      <text:p text:style-name="P1">import Array._</text:p>
      <text:p text:style-name="P1">object Hello{</text:p>
      <text:p text:style-name="P1"><text:s text:c="4"/>def main(args:Array[String]): Unit ={</text:p>
      <text:p text:style-name="P1"><text:span text:style-name="T1">1. </text:span><text:span text:style-name="T2">CONCAT</text:span><text:span text:style-name="T3">INATION:</text:span></text:p>
      <text:p text:style-name="P1"><text:span text:style-name="T3"/></text:p>
      <text:p text:style-name="P1"><text:s text:c="7"/>var array1 = Array(2,3,4,5,6,7,8,9)</text:p>
      <text:p text:style-name="P1"><text:s text:c="7"/>var array2 = Array(1,2,3,4,5,6)</text:p>
      <text:p text:style-name="P1"><text:s text:c="7"/>var array3 = concat(array1, array2)</text:p>
      <text:p text:style-name="P1"><text:s text:c="7"/>for(x &lt;- <text:s/>0 to array3.length - 1){</text:p>
      <text:p text:style-name="P1"><text:s text:c="7"/>print(array3(x))</text:p>
      <text:p text:style-name="P1"><text:s text:c="7"/>}</text:p>
      <text:p text:style-name="P1"/>
      <text:p text:style-name="P2"><text:s text:c="3"/><text:span text:style-name="T3">2.</text:span><text:span text:style-name="T1"> </text:span><text:span text:style-name="T2">RANGE:</text:span></text:p>
      <text:p text:style-name="P1"><text:s text:c="7"/>var array3 = range(2,7,1)</text:p>
      <text:p text:style-name="P1"><text:s text:c="7"/>for(x &lt;- array3){</text:p>
      <text:p text:style-name="P1"><text:s text:c="7"/>print(x)</text:p>
      <text:p text:style-name="P1"><text:s text:c="7"/>}</text:p>
      <text:p text:style-name="P1"/>
      <text:p text:style-name="P1"><text:s text:c="5"/><text:span text:style-name="T3">3. </text:span><text:span text:style-name="T2">EMPTY</text:span></text:p>
      <text:p text:style-name="P1"><text:s text:c="7"/>var array3 = new Array[Int](5)</text:p>
      <text:p text:style-name="P1"><text:s text:c="7"/>var array4 = Array.empty[Int]</text:p>
      <text:p text:style-name="P1"><text:s text:c="7"/>println(array4)</text:p>
      <text:p text:style-name="P1"/>
      <text:p text:style-name="P1"><text:s text:c="5"/><text:span text:style-name="T3">4.</text:span><text:span text:style-name="T1"> </text:span><text:span text:style-name="T2">Fill:</text:span></text:p>
      <text:p text:style-name="P1"><text:s text:c="7"/>var array2 = Array(1,2,3,4,5,6)</text:p>
      <text:p text:style-name="P1"><text:s text:c="7"/>var array4 = Array.fill(3)("Hello")</text:p>
      <text:p text:style-name="P1"><text:s text:c="7"/>for(x &lt;- array4){</text:p>
      <text:p text:style-name="P1"><text:s text:c="7"/>print(x+ " ")</text:p>
      <text:p text:style-name="P1"><text:s text:c="7"/>}</text:p>
      <text:p text:style-name="P1"/>
      <text:p text:style-name="P1"><text:s text:c="6"/><text:span text:style-name="T3">5. </text:span><text:span text:style-name="T2">COPY</text:span></text:p>
      <text:p text:style-name="P1"><text:s text:c="7"/>var array2 = Array(1,2,3,4,5,6)</text:p>
      <text:p text:style-name="P1"><text:s text:c="7"/>val arr: Array[Int] = Array(0, 0, 0, 0, 0 , 0)</text:p>
      <text:p text:style-name="P1"><text:s text:c="7"/>array2.copyToArray(arr)</text:p>
      <text:p text:style-name="P1"><text:s text:c="7"/>for(x &lt;- arr){</text:p>
      <text:p text:style-name="P1"><text:s text:c="7"/>print(x+ " ")</text:p>
      <text:p text:style-name="P1"><text:s text:c="7"/>}</text:p>
      <text:p text:style-name="P1"><text:s text:c="9"/></text:p>
      <text:p text:style-name="P3"><text:s text:c="7"/></text:p>
      <text:p text:style-name="P3"><text:span text:style-name="T3"/></text:p>
      <text:p text:style-name="P3"><text:span text:style-name="T3"/></text:p>
      <text:p text:style-name="P3"><text:soft-page-break/><text:span text:style-name="T3">PRACTICE QUESTION:</text:span></text:p>
      <text:p text:style-name="P4"><text:span text:style-name="T2">Q: Sort string array according to length?</text:span></text:p>
      <text:p text:style-name="P4"><text:span text:style-name="T2"/></text:p>
      <text:p text:style-name="P1"><text:s text:c="7"/>var array = Array("Hello" , "sam" , "Washington" , "Do" , "Golden")</text:p>
      <text:p text:style-name="P1"><text:s text:c="7"/>var temp = " "</text:p>
      <text:p text:style-name="P1"><text:s text:c="7"/>for(x &lt;- <text:s/>0 to array.length - 1){</text:p>
      <text:p text:style-name="P1"><text:s text:c="7"/>for(y &lt;- <text:s/>0 to array.length - 1){</text:p>
      <text:p text:style-name="P1"><text:s text:c="7"/>if(array(x).length &lt; array(y).length){</text:p>
      <text:p text:style-name="P1"><text:s text:c="7"/>temp = array(y)</text:p>
      <text:p text:style-name="P1"><text:s text:c="7"/>array(y) = array(x)</text:p>
      <text:p text:style-name="P1"><text:s text:c="7"/>array(x) = temp</text:p>
      <text:p text:style-name="P1"><text:s text:c="7"/></text:p>
      <text:p text:style-name="P1"><text:s text:c="7"/></text:p>
      <text:p text:style-name="P1"><text:s text:c="7"/>}</text:p>
      <text:p text:style-name="P1"><text:s text:c="7"/>}</text:p>
      <text:p text:style-name="P1"><text:s text:c="7"/>}</text:p>
      <text:p text:style-name="P1"><text:s text:c="7"/>for(x &lt;- array){</text:p>
      <text:p text:style-name="P1"><text:s text:c="7"/>print(x+ " ")</text:p>
      <text:p text:style-name="P1"><text:s text:c="7"/>}</text:p>
      <text:p text:style-name="P1"><text:s text:c="7"/>}</text:p>
      <text:p text:style-name="P1"><text:s text:c="4"/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9:31.815979802</meta:creation-date>
    <dc:date>2024-07-19T12:28:51.405026956</dc:date>
    <meta:editing-duration>PT59M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165" meta:character-count="1304" meta:non-whitespace-character-count="858"/>
  </office:meta>
</office:document-meta>
</file>